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Sheet1" table:style-name="ta1">
        <table:shapes>
          <draw:frame draw:z-index="0" draw:style-name="gr1" draw:text-style-name="P1" svg:width="4.1929in" svg:height="1.9724in" svg:x="2.7087in" svg:y="0.398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9748in" svg:height="1.8539in" svg:x="2.7169in" svg:y="2.5567in">
            <draw:object draw:notify-on-update-of-ranges="Sheet1.B17:Sheet1.B19 Sheet1.C17:Sheet1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SD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" office:value-type="float" office:value="624.276" calcext:value-type="float">
            <text:p>624.276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table:style-name="ce1" office:value-type="float" office:value="1030.91" calcext:value-type="float">
            <text:p>1030.91</text:p>
          </table:table-cell>
          <table:table-cell office:value-type="float" office:value="5.462" calcext:value-type="float">
            <text:p>5.462</text:p>
          </table:table-cell>
        </table:table-row>
        <table:table-row table:style-name="ro1">
          <table:table-cell/>
          <table:table-cell table:style-name="ce1" office:value-type="float" office:value="1084.87" calcext:value-type="float">
            <text:p>1084.87</text:p>
          </table:table-cell>
          <table:table-cell office:value-type="float" office:value="5.771" calcext:value-type="float">
            <text:p>5.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0.4062628777/0.0056932372" office:value-type="float" office:value="71.3588532197464" calcext:value-type="float">
            <text:p/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float" office:value="589.077" calcext:value-type="float">
            <text:p>589.07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table:style-name="ce1" office:value-type="float" office:value="990.34" calcext:value-type="float">
            <text:p>990.34</text:p>
          </table:table-cell>
          <table:table-cell office:value-type="float" office:value="5.462" calcext:value-type="float">
            <text:p>5.462</text:p>
          </table:table-cell>
        </table:table-row>
        <table:table-row table:style-name="ro1">
          <table:table-cell/>
          <table:table-cell table:style-name="ce1" office:value-type="float" office:value="1041.41" calcext:value-type="float">
            <text:p>1041.41</text:p>
          </table:table-cell>
          <table:table-cell office:value-type="float" office:value="5.771" calcext:value-type="float">
            <text:p>5.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0.2615597626/0.0057866007" office:value-type="float" office:value="45.2009350843925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8:05.775897007</meta:creation-date>
    <dc:date>2016-09-13T16:53:18.743362329</dc:date>
    <meta:editing-duration>PT43M29S</meta:editing-duration>
    <meta:editing-cycles>2</meta:editing-cycles>
    <meta:generator>LibreOffice/4.2.3.3$Linux_x86 LibreOffice_project/420m0$Build-3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51cm" svg:height="5.011cm" xlink:href=".." xlink:type="simple" chart:class="chart:scatter" chart:style-name="ch1">
        <chart:plot-area chart:style-name="ch2" table:cell-range-address="Sheet1.B3:Sheet1.C5" svg:x="0.663cm" svg:y="0.535cm" svg:width="9.562cm" svg:height="3.956cm">
          <chartooo:coordinate-region svg:x="1.511cm" svg:y="0.737cm" svg:width="7.866cm" svg:height="3.1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 svg:x="2.248cm" svg:y="0.257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4.276">
                <text:p>624.276</text:p>
                <draw:g>
                  <svg:desc>Sheet1.B3:Sheet1.B5</svg:desc>
                </draw:g>
              </table:table-cell>
              <table:table-cell office:value-type="float" office:value="3.148">
                <text:p>3.148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.91">
                <text:p>1030.91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4.87">
                <text:p>1084.87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97cm" svg:height="4.71cm" xlink:href=".." xlink:type="simple" chart:class="chart:scatter" chart:style-name="ch1">
        <chart:plot-area chart:style-name="ch2" table:cell-range-address="Sheet1.B17:Sheet1.C19" svg:x="0.651cm" svg:y="0.511cm" svg:width="9.044cm" svg:height="3.685cm">
          <chartooo:coordinate-region svg:x="1.498cm" svg:y="0.713cm" svg:width="7.349cm" svg:height="2.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C19" chart:class="chart:scatter">
            <chart:domain table:cell-range-address="Sheet1.B17:Sheet1.B19"/>
            <chart:regression-curve chart:style-name="ch7">
              <chart:equation chart:display-equation="true" chart:display-r-square="true" svg:x="1.651cm" svg:y="0.193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9.077">
                <text:p>589.077</text:p>
                <draw:g>
                  <svg:desc>Sheet1.B17:Sheet1.B19</svg:desc>
                </draw:g>
              </table:table-cell>
              <table:table-cell office:value-type="float" office:value="3.148">
                <text:p>3.148</text:p>
                <draw:g>
                  <svg:desc>Sheet1.C17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34">
                <text:p>990.34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1.41">
                <text:p>1041.41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